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0560962931851979" text:style-name="L1">
        <text:list-item>
          <text:p text:style-name="P1">Die bereitstellung von gütern ist ein fundamentaler asüpekt der wirtschaft, ohne güter gäbe es kienen handel, und dadurlch keine wirtschaft</text:p>
        </text:list-item>
      </text:list>
      <text:p text:style-name="Standard"/>
      <text:list xml:id="list3888045895256340034" text:style-name="L2">
        <text:list-item>
          <text:list>
            <text:list-item>
              <text:p text:style-name="P2">Freie güter kann jeder mensch ohne großen auffand erlangen, wirtschaftlich güter müssen “normalerweise” gegen geld oder tauschgüter gehandelt werden.</text:p>
            </text:list-item>
            <text:list-item>
              <text:p text:style-name="P2">Luft : kann jeder einatmen, essseide denn man ist nach meinem vater aufm klo</text:p>
            </text:list-item>
          </text:list>
        </text:list-item>
      </text:list>
      <text:p text:style-name="Standard"><text:s text:c="18"/>Sonne : kann auch jeder haben, noch niiemend hat einen sonnenschirm üer die erde gekauft der geld nimmt um geöffnet zu werden... noch<text:line-break/> <text:s text:c="17"/>Ein handy muss von einem verkäufer wirtschaftlich erworben werden</text:p>
      <text:p text:style-name="Standard"><text:s text:c="18"/>usb kabel werden wirtschaftlich erlangt bevor man merkt dass es ein scheis skabel ist und der kauf ein fehler war</text:p>
      <text:p text:style-name="Standard"><text:s/></text:p>
      <text:list xml:id="list4959691300298064155" text:style-name="L3">
        <text:list-item>
          <text:p text:style-name="P3">wasser</text:p>
        </text:list-item>
        <text:list-item>
          <text:p text:style-name="P3">gas </text:p>
        </text:list-item>
        <text:list-item>
          <text:p text:style-name="P3">ethanol</text:p>
        </text:list-item>
        <text:list-item>
          <text:p text:style-name="P3">schmierfette</text:p>
        </text:list-item>
      </text:list>
      <text:p text:style-name="Standard"/>
      <text:p text:style-name="Standard">4.</text:p>
      <text:p text:style-name="Standard"/>
      <text:p text:style-name="Standard">5. die luft und wasser werden langsam aber sicher imemr dreckiger um aus natürlich quellen genommen zu weren, daruim muss man firmen bezahlen welche diese aufbereiten und für geld wieder verkaufen., ausserdem haben einige vcollidioten die geile idee gehabt anspruch auf gewässer und luftrauj zu neh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9-18T22:35:17.89</meta:creation-date>
    <meta:document-statistic meta:table-count="0" meta:image-count="0" meta:object-count="0" meta:page-count="1" meta:paragraph-count="12" meta:word-count="163" meta:character-count="1080"/>
    <dc:date>2023-09-18T22:42:15</dc:date>
    <meta:editing-duration>PT6M58S</meta:editing-duration>
    <meta:editing-cycles>1</meta:editing-cycles>
    <meta:generator>OpenOffice/4.1.14$Win32 OpenOffice.org_project/4114m1$Build-9811</meta:generator>
  </office:meta>
</office:document-meta>
</file>